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7.734cm" fo:min-width="24.0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0.62cm" fo:min-width="7.22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5.451cm" fo:min-width="5.0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0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2.199cm"/>
      <style:paragraph-properties style:writing-mode="lr-tb"/>
    </style:style>
    <style:style style:name="gr7" style:family="graphic" style:parent-style-name="standard">
      <style:graphic-properties draw:stroke="solid" draw:stroke-dash="Double_20_Dash" svg:stroke-color="#000000" svg:stroke-linecap="butt" draw:fill-color="#ffffff" draw:textarea-horizontal-align="justify" draw:textarea-vertical-align="middle" draw:auto-grow-height="false" fo:min-height="3.185cm" fo:min-width="5.52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771cm" fo:min-width="5.068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153cm" fo:min-width="7.227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fo:min-height="0.945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="Extrémités_20_de_20_flèche_20_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1cm" fo:min-width="3.05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4.2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727cm" svg:height="10.87cm" svg:x="12.659cm" svg:y="2.084cm">
          <text:p text:style-name="P2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568cm" svg:height="15.701cm" svg:x="4.245cm" svg:y="2.079cm">
          <text:p text:style-name="P4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3.555cm" svg:height="2.139cm" svg:x="0.663cm" svg:y="7.096cm">
          <draw:text-box>
            <text:p text:style-name="P6"><text:span text:style-name="T3">Native </text:span></text:p>
            <text:p text:style-name="P6"><text:span text:style-name="T3">CPU i</text:span><text:span text:style-name="T2">/f</text:span></text:p>
          </draw:text-box>
        </draw:frame>
        <draw:frame draw:style-name="gr5" draw:text-style-name="P8" draw:layer="layout" svg:width="1.78cm" svg:height="1.558cm" svg:x="30.715cm" svg:y="14.443cm">
          <draw:text-box>
            <text:p text:style-name="P6"><text:span text:style-name="T4">clk</text:span></text:p>
          </draw:text-box>
        </draw:frame>
        <draw:frame draw:style-name="gr6" draw:text-style-name="P8" draw:layer="layout" svg:width="2.699cm" svg:height="1.558cm" svg:x="30.688cm" svg:y="15.714cm">
          <draw:text-box>
            <text:p text:style-name="P6"><text:span text:style-name="T4">reset</text:span></text:p>
          </draw:text-box>
        </draw:frame>
        <draw:custom-shape draw:style-name="gr7" draw:text-style-name="P10" draw:layer="layout" svg:width="6.025cm" svg:height="3.435cm" svg:x="14.31cm" svg:y="2.853cm">
          <text:p text:style-name="P9"><text:span text:style-name="T5">Write-Through</text:span></text:p>
          <text:p text:style-name="P9"><text:span text:style-name="T5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6.025cm" svg:height="3.435cm" svg:x="14.31cm" svg:y="8.853cm">
          <text:p text:style-name="P9"><text:span text:style-name="T5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5.568cm" svg:height="11.021cm" svg:x="23.045cm" svg:y="2.079cm">
          <text:p text:style-name="P4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7.727cm" svg:height="3.403cm" draw:transform="skewX (0.00436332312998582) translate (12.658cm 14.351cm)">
          <text:p text:style-name="P2"><text:span text:style-name="T1">CACHE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20.386cm" svg:y1="4.718cm" svg:x2="23.186cm" svg:y2="4.728cm" svg:d="M20386 4718l2800 10" svg:viewBox="0 0 2801 11">
          <text:p/>
        </draw:connector>
        <draw:connector draw:style-name="gr10" draw:text-style-name="P11" draw:layer="layout" draw:type="line" svg:x1="20.386cm" svg:y1="10.618cm" svg:x2="23.186cm" svg:y2="10.628cm" svg:d="M20386 10618l2800 10" svg:viewBox="0 0 2801 11">
          <text:p/>
        </draw:connector>
        <draw:connector draw:style-name="gr10" draw:text-style-name="P11" draw:layer="layout" draw:type="line" svg:x1="9.786cm" svg:y1="4.618cm" svg:x2="12.686cm" svg:y2="4.628cm" svg:d="M9786 4618l2900 10" svg:viewBox="0 0 2901 11">
          <text:p/>
        </draw:connector>
        <draw:connector draw:style-name="gr10" draw:text-style-name="P11" draw:layer="layout" draw:type="line" svg:x1="9.786cm" svg:y1="16.018cm" svg:x2="12.686cm" svg:y2="16.028cm" svg:d="M9786 16018l2900 10" svg:viewBox="0 0 2901 11">
          <text:p/>
        </draw:connector>
        <draw:line draw:style-name="gr11" draw:text-style-name="P11" draw:layer="layout" svg:x1="16.407cm" svg:y1="12.927cm" svg:x2="16.407cm" svg:y2="14.327cm">
          <text:p/>
        </draw:line>
        <draw:frame draw:style-name="gr12" draw:text-style-name="P12" draw:layer="layout" svg:width="5.895cm" svg:height="1.195cm" svg:x="4.269cm" svg:y="0.835cm">
          <draw:text-box>
            <text:p><text:span text:style-name="T2">IOb-CACHE</text:span></text:p>
          </draw:text-box>
        </draw:frame>
        <draw:connector draw:style-name="gr10" draw:text-style-name="P11" draw:layer="layout" draw:type="line" svg:x1="0.275cm" svg:y1="9.428cm" svg:x2="4.275cm" svg:y2="9.438cm" svg:d="M275 9428l4000 10" svg:viewBox="0 0 4001 11">
          <text:p/>
        </draw:connector>
        <draw:connector draw:style-name="gr13" draw:text-style-name="P11" draw:layer="layout" draw:type="line" svg:x1="28.68cm" svg:y1="15.24cm" svg:x2="30.68cm" svg:y2="15.25cm" svg:d="M28680 15240l2000 10" svg:viewBox="0 0 2001 11">
          <text:p/>
        </draw:connector>
        <draw:frame draw:style-name="gr4" draw:text-style-name="P13" draw:layer="layout" svg:width="3.555cm" svg:height="2.139cm" svg:x="29.027cm" svg:y="2.74cm">
          <draw:text-box>
            <text:p text:style-name="P6"><text:span text:style-name="T3">Native </text:span></text:p>
            <text:p text:style-name="P6"><text:span text:style-name="T3">CPU i</text:span><text:span text:style-name="T2">/f</text:span></text:p>
          </draw:text-box>
        </draw:frame>
        <draw:connector draw:style-name="gr10" draw:text-style-name="P11" draw:layer="layout" draw:type="line" svg:x1="28.639cm" svg:y1="5.072cm" svg:x2="32.639cm" svg:y2="5.082cm" svg:d="M28639 5072l4000 10" svg:viewBox="0 0 4001 11">
          <text:p/>
        </draw:connector>
        <draw:frame draw:style-name="gr14" draw:text-style-name="P13" draw:layer="layout" svg:width="3.555cm" svg:height="1.321cm" svg:x="29.027cm" svg:y="9.752cm">
          <draw:text-box>
            <text:p text:style-name="P6"><text:span text:style-name="T3">AXI4 i</text:span><text:span text:style-name="T2">/f</text:span></text:p>
          </draw:text-box>
        </draw:frame>
        <draw:connector draw:style-name="gr10" draw:text-style-name="P11" draw:layer="layout" draw:type="line" svg:x1="28.639cm" svg:y1="11.166cm" svg:x2="32.639cm" svg:y2="11.176cm" svg:d="M28639 11166l4000 10" svg:viewBox="0 0 4001 11">
          <text:p/>
        </draw:connector>
        <draw:connector draw:style-name="gr13" draw:text-style-name="P11" draw:layer="layout" draw:type="line" svg:x1="28.707cm" svg:y1="16.539cm" svg:x2="30.707cm" svg:y2="16.549cm" svg:d="M28707 16539l2000 10" svg:viewBox="0 0 2001 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9T17:27:12.558650166</meta:creation-date>
    <dc:date>2022-05-04T13:00:31.023000000</dc:date>
    <meta:editing-duration>PT17H17M21S</meta:editing-duration>
    <meta:editing-cycles>54</meta:editing-cycles>
    <meta:generator>LibreOffice/7.2.4.1$Windows_X86_64 LibreOffice_project/27d75539669ac387bb498e35313b970b7fe9c4f9</meta:generator>
    <meta:document-statistic meta:object-count="23"/>
  </office:meta>
</office:document-meta>
</file>